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1291in" fo:break-before="auto" style:use-optimal-row-height="true"/>
    </style:style>
    <style:style style:name="ro2" style:family="table-row">
      <style:table-row-properties style:row-height="0.811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ro4" style:family="table-row">
      <style:table-row-properties style:row-height="0.970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Day 1: Lower Body Strength Training + 5 Mile Run (Approximately 1.5-2 hours)</text:p>
          </table:table-cell>
          <table:table-cell office:value-type="string" calcext:value-type="string">
            <text:p>weight/17april</text:p>
          </table:table-cell>
        </table:table-row>
        <table:table-row table:style-name="ro2">
          <table:table-cell office:value-type="string" calcext:value-type="string">
            <text:p>Barbell Squats: 3 sets of 8-10 reps (15-20 minutes)</text:p>
          </table:table-cell>
          <table:table-cell office:value-type="float" office:value="145" calcext:value-type="float">
            <text:p>145</text:p>
          </table:table-cell>
        </table:table-row>
        <table:table-row table:style-name="ro3">
          <table:table-cell office:value-type="string" calcext:value-type="string">
            <text:p>Deadlifts: 3 sets of 8-10 reps (15-20 minutes)</text:p>
          </table:table-cell>
          <table:table-cell office:value-type="float" office:value="145" calcext:value-type="float">
            <text:p>145</text:p>
          </table:table-cell>
        </table:table-row>
        <table:table-row table:style-name="ro3">
          <table:table-cell office:value-type="string" calcext:value-type="string">
            <text:p>B Split Squats: 3 sets of 12 reps (15-20 minutes)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seated squats: 3 sets of 12 reps (15-20 minutes)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Calf Raises: 3 sets of 15 reps (10-15 minutes)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5 mile run at a comfortable pace (40-60 minutes)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ol-down: 5-10 minutes of stretching, focusing on the lower body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5:45:04.419835079</meta:creation-date>
    <dc:date>2023-04-17T17:14:35.915651581</dc:date>
    <meta:editing-duration>PT28M39S</meta:editing-duration>
    <meta:editing-cycles>2</meta:editing-cycles>
    <meta:generator>LibreOffice/7.3.7.2$Linux_X86_64 LibreOffice_project/30$Build-2</meta:generator>
    <meta:document-statistic meta:table-count="1" meta:cell-count="16" meta:object-count="0"/>
  </office:meta>
</office:document-meta>
</file>